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fo:text-align="end" style:justify-single-word="false" style:text-autospace="none"/>
      <style:text-properties style:font-name="Calibri" fo:font-size="11pt" fo:language="en" fo:country="US" style:font-name-asian="Calibri" style:font-size-asian="11pt" style:font-name-complex="Calibri" style:font-size-complex="11pt"/>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 style:family="paragraph" style:parent-style-name="Standard">
      <style:paragraph-properties fo:margin-top="0in" fo:margin-bottom="0.139in" fo:line-height="115%"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6" style:family="paragraph" style:parent-style-name="Standard">
      <style:paragraph-properties fo:margin-top="0in" fo:margin-bottom="0.139in" fo:line-height="100%" style:text-autospace="none"/>
    </style:style>
    <style:style style:name="P7" style:family="paragraph" style:parent-style-name="Standard">
      <style:paragraph-properties fo:margin-top="0in" fo:margin-bottom="0.139in" fo:line-height="100%"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8"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11"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1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master-page-name="">
      <style:paragraph-properties fo:margin-left="0.3646in" fo:margin-right="0in" fo:margin-top="0in" fo:margin-bottom="0.139in" fo:line-height="115%" fo:text-indent="0in" style:auto-text-indent="false" style:page-number="auto" style:text-autospace="none"/>
    </style:style>
    <style:style style:name="P20" style:family="paragraph" style:parent-style-name="Standard">
      <style:paragraph-properties fo:margin-left="0.3646in" fo:margin-right="0in" fo:margin-top="0in" fo:margin-bottom="0.139in" fo:line-height="115%" fo:text-indent="0in" style:auto-text-indent="false"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3" style:family="paragraph" style:parent-style-name="Standard">
      <style:paragraph-properties fo:margin-left="0.3646in" fo:margin-right="0.1874in" fo:margin-top="0in" fo:margin-bottom="0.139in" fo:line-height="115%" fo:text-indent="0in" style:auto-text-indent="false" style:text-autospace="none"/>
    </style:style>
    <style:style style:name="P24"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5"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6" style:family="paragraph" style:parent-style-name="Standard">
      <style:paragraph-properties fo:margin-left="0.3646in" fo:margin-right="0.2083in" fo:margin-top="0in" fo:margin-bottom="0.139in" fo:line-height="115%" fo:text-indent="0in" style:auto-text-indent="false" style:text-autospace="none"/>
    </style:style>
    <style:style style:name="P27"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8" style:family="paragraph" style:parent-style-name="Standard" style:master-page-name="">
      <style:paragraph-properties fo:margin-left="0.2917in" fo:margin-right="0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9"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paragraph-properties fo:margin-left="0.2917in" fo:margin-right="0in" fo:margin-top="0in" fo:margin-bottom="0.139in" fo:line-height="115%" fo:text-align="center"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6" style:family="text">
      <style:text-properties style:font-name="Calibri" fo:font-size="11pt" fo:language="ru" fo:country="RU" style:font-name-asian="Calibri" style:font-size-asian="11pt" style:font-name-complex="Calibri" style:font-size-complex="11pt"/>
    </style:style>
    <style:style style:name="T7"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8"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9"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0" style:family="text">
      <style:text-properties style:font-name="Calibri" fo:font-size="11pt" fo:language="uk" fo:country="UA" style:font-name-asian="Calibri" style:font-size-asian="11pt" style:font-name-complex="Calibri" style:font-size-complex="11pt"/>
    </style:style>
    <style:style style:name="T11" style:family="text">
      <style:text-properties style:font-name="Calibri" fo:font-size="11pt" fo:language="en" fo:country="US" style:font-name-asian="Calibri" style:font-size-asian="11pt" style:font-name-complex="Calibri" style:font-size-complex="11pt"/>
    </style:style>
    <style:style style:name="T12"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13" style:family="text">
      <style:text-properties style:font-name="Calibri" fo:language="ru" fo:country="RU" style:font-name-asian="Calibri" style:font-name-complex="Calibri"/>
    </style:style>
    <style:style style:name="T14" style:family="text">
      <style:text-properties style:font-name="Calibri" fo:language="en" fo:country="US" style:font-name-asian="Calibri" style:font-name-complex="Calibri"/>
    </style:style>
    <style:style style:name="T1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1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7"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18"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9"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0"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1"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3"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5" style:family="text">
      <style:text-properties fo:color="#009900"/>
    </style:style>
    <style:style style:name="T26" style:family="text">
      <style:text-properties fo:language="uk" fo:country="UA"/>
    </style:style>
    <style:style style:name="T27" style:family="text">
      <style:text-properties fo:language="uk" fo:country="UA" fo:background-color="#66ccff"/>
    </style:style>
    <style:style style:name="T28" style:family="text">
      <style:text-properties fo:language="en" fo:country="US"/>
    </style:style>
    <style:style style:name="T29" style:family="text">
      <style:text-properties fo:background-color="#66ccff"/>
    </style:style>
    <style:style style:name="T30" style:family="text">
      <style:text-properties fo:background-color="#ffccff"/>
    </style:style>
    <style:style style:name="T31" style:family="text">
      <style:text-properties fo:background-color="#b2b2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3"/></text:p>
      <text:p text:style-name="P9"><text:span text:style-name="T13">Константы в языке </text:span><text:span text:style-name="T14">C / </text:span><text:span text:style-name="T13">С++</text:span></text:p>
      <text:p text:style-name="P9"><text:span text:style-name="T13"/></text:p>
      <text:list xml:id="list1226640645394041341" text:style-name="L4">
        <text:list-item>
          <text:p text:style-name="P10">константные значения и литералы</text:p>
        </text:list-item>
        <text:list-item>
          <text:p text:style-name="P10">ссылки и указатели</text:p>
        </text:list-item>
        <text:list-item>
          <text:p text:style-name="P10">константы как члены класса</text:p>
        </text:list-item>
        <text:list-item>
          <text:p text:style-name="P10">global const vs macro</text:p>
        </text:list-item>
        <text:list-item>
          <text:p text:style-name="P10">константы в памяти</text:p>
        </text:list-item>
        <text:list-item>
          <text:p text:style-name="P10">static const</text:p>
        </text:list-item>
        <text:list-item>
          <text:p text:style-name="P10">const methods</text:p>
        </text:list-item>
        <text:list-item>
          <text:p text:style-name="P10">const parameters</text:p>
        </text:list-item>
        <text:list-item>
          <text:p text:style-name="P10">const this</text:p>
        </text:list-item>
        <text:list-item>
          <text:p text:style-name="P10">delete this</text:p>
        </text:list-item>
        <text:list-item>
          <text:p text:style-name="P10">pimpl</text:p>
        </text:list-item>
        <text:list-item>
          <text:p text:style-name="P10">mutual &amp; const</text:p>
        </text:list-item>
        <text:list-item>
          <text:p text:style-name="P10">const in UML</text:p>
        </text:list-item>
        <text:list-item>
          <text:p text:style-name="P10">STL &amp; operator overloading</text:p>
        </text:list-item>
        <text:list-item>
          <text:p text:style-name="P11">templates</text:p>
        </text:list-item>
      </text:list>
      <text:p text:style-name="P2"><text:tab/><text:tab/><text:span text:style-name="T25">/* I swear not to change this variable*/</text:span></text:p>
      <text:p text:style-name="P13"><text:span text:style-name="T11"><text:tab/></text:span><text:span text:style-name="T6">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ыми для написания хорошо структурированого кода, так и обширными возможностями обходить эти же правила. Хорошо это или плохо, давайте оставим за рамками этой статти. Но следует признать, что многие аспекты С++ часто остаются недопонятыми или малопонятными, особенно для новичков в мире програмирования. Const-тематика, несмотря на свою кажущуюся простоту, несет много подводных течений и смежных понятий, в которых легко запутатся.</text:span></text:p>
      <text:p text:style-name="P13"><text:span text:style-name="T11"><text:tab/></text:span><text:span text:style-name="T6">Что бы понять мотивацию многих решений следует окунутся в епоху 80-х когда С++ только зарождался. Основным конкурентным преймуществом в то время являлось совместимость с языком С, что позволило безпрепрятственно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oft-page-break/><text:span text:style-name="T11"><text:tab/></text:span></text:p>
      <text:p text:style-name="P18"><text:span text:style-name="T11"/></text:p>
      <text:p text:style-name="P18"><text:span text:style-name="T11"><text:tab/></text:span><text:span text:style-name="T6">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1">,</text:span><text:span text:style-name="T6"> мы даем обещание компилятору не изменять состояние чего либо. <text:s/>Второе - структурированность кода. Качественый код использует константность как часть структурного дизайна, побуждая разработиков следовать уже заложеномым идеям. Третье</text:span><text:span text:style-name="T11">, </text:span><text:span text:style-name="T6">воспринимайте </text:span><text:span text:style-name="T11">const </text:span><text:span text:style-name="T6">как часть документации. Код изобилующий </text:span><text:span text:style-name="T11">const </text:span><text:span text:style-name="T6">легче читается</text:span><text:span text:style-name="T11">, воспринимается</text:span><text:span text:style-name="T6"> и модифицируется. Как следствие, это </text:span><text:span text:style-name="T10">о</text:span><text:span text:style-name="T6">блегчает понимание проектных решений заложеных вами. И усложняет другим <text:s/>задачу совершить непреднамеренную ошибку в вашем коде.</text:span></text:p>
      <text:p text:style-name="P21"><text:span text:style-name="T11"><text:tab/></text:span><text:span text:style-name="T6">В общих чертах, использование const является хорошей практикой. В дальнейшем я буду ссылатся на литературу и кодстайлы принятые во многих ведущих компаниях. В часности, кодстайл от google, так и на другие авторитетные источники. Если вы еще не знакомы с кодстайлом google рекомендую вам с ним ознакомится.</text:span></text:p>
      <text:p text:style-name="P21"><text:span text:style-name="T11"><text:tab/></text:span><text:span text:style-name="T6">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е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4"><text:span text:style-name="T11"><text:tab/></text:span><text:span text:style-name="T6">Все это я к тому, что в програ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3"><text:span text:style-name="T11"><text:tab/></text:span><text:span text:style-name="T6">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ь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1"> </text:span><text:span text:style-name="T6">В примерах я постараюсь затронуть аспекты использования в таких языках как С++ и Java.</text:span></text:p>
      <text:p text:style-name="P1"><text:span text:style-name="T11"><text:tab/></text:span><text:span text:style-name="T6">Начнем, пожалуй, из самого простого применения констант, а именно константных данных.</text:span><text:span text:style-name="T11"> </text:span></text:p>
      <text:p text:style-name="P25">Константные литералы.</text:p>
      <text:p text:style-name="P26"><text:span text:style-name="T7">Литерал это последовательность одного или больше символов заключенных в двойные скобки </text:span><text:span text:style-name="T9">и последующим символом </text:span><text:span text:style-name="T12">'\0' </text:span><text:span text:style-name="T7">в конце. Существует различие между <text:s/>литералами в </text:span><text:span text:style-name="T9">С и С++</text:span><text:span text:style-name="T7">. <text:s/>В С </text:span><text:span text:style-name="T9">литерал </text:span><text:span text:style-name="T7">это массив </text:span><text:span text:style-name="T12">char, </text:span><text:span text:style-name="T7">в С++ </text:span><text:span text:style-name="T12">const char. </text:span><text:span text:style-name="T7">Соответственно модификация литерала</text:span><text:span text:style-name="T12"> </text:span><text:span text:style-name="T7">в С++</text:span><text:span text:style-name="T12">, </text:span><text:span text:style-name="T7">в отличии от </text:span><text:span text:style-name="T9">С</text:span><text:span text:style-name="T12">, </text:span><text:span text:style-name="T7">запрещена и может вызвать </text:span><text:span text:style-name="T12">Undefined behavior (</text:span><text:span text:style-name="T7">далее </text:span><text:span text:style-name="T12">UB</text:span><text:span text:style-name="T7">)</text:span><text:span text:style-name="T12">. </text:span><text:span text:style-name="T7">Компилятор может разместить литерал в </text:span><text:span text:style-name="T12">read only memory (ROM), </text:span><text:span text:style-name="T7">так же может выполнить оптимизацию и разместить поторяющиеся значения по одному адресу.</text:span><text:span text:style-name="T12"> </text:span><text:span text:style-name="T7">Модификация одного значения может повлечь изменения в других. </text:span></text:p>
      <text:p text:style-name="P27"><text:soft-page-break/><text:span text:style-name="T12"><text:s/></text:span><text:span text:style-name="T8">Рассмотрим пример.</text:span></text:p>
      <text:p text:style-name="P19"><text:span text:style-name="T15"/></text:p>
      <text:p text:style-name="P20"><text:span text:style-name="T15">char</text:span><text:span text:style-name="T1"> *</text:span><text:span text:style-name="T17">c_str</text:span><text:span text:style-name="T1"> = </text:span><text:span text:style-name="T19">"box"</text:span><text:span text:style-name="T1">;</text:span></text:p>
      <text:p text:style-name="P20"><text:span text:style-name="T15">const</text:span><text:span text:style-name="T1"> </text:span><text:span text:style-name="T15">char</text:span><text:span text:style-name="T1"> *</text:span><text:span text:style-name="T17">cpp_str</text:span><text:span text:style-name="T1"> = </text:span><text:span text:style-name="T19">"fox"</text:span><text:span text:style-name="T1">;</text:span></text:p>
      <text:p text:style-name="P20"><text:span text:style-name="T1">*</text:span><text:span text:style-name="T15">const_cast</text:span><text:span text:style-name="T1">&lt;</text:span><text:span text:style-name="T15">char</text:span><text:span text:style-name="T1">*&gt;(</text:span><text:span text:style-name="T17">cpp_str</text:span><text:span text:style-name="T1">) = </text:span><text:span text:style-name="T19">'b'</text:span><text:span text:style-name="T1">; </text:span><text:span text:style-name="T20">// UB</text:span></text:p>
      <text:p text:style-name="P20"><text:span text:style-name="T1">*</text:span><text:span text:style-name="T17">c_str</text:span><text:span text:style-name="T1"> = </text:span><text:span text:style-name="T19">'f'</text:span><text:span text:style-name="T1">; </text:span><text:span text:style-name="T20">//UB</text:span></text:p>
      <text:p text:style-name="P15"><text:span text:style-name="T23">Данный</text:span><text:span text:style-name="T21"> код </text:span><text:span text:style-name="T23">приводит к</text:span><text:span text:style-name="T21"> </text:span><text:span text:style-name="T22">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3">Константные значения.</text:p>
      <text:p text:style-name="P4">Взглянем на следующий код вычисления длины круга, по формуле известной со школьной скамьи. Наивная реализация может быть такой.</text:p>
      <text:p text:style-name="P4">float GetCircleLen(float rad)</text:p>
      <text:p text:style-name="P4">{</text:p>
      <text:p text:style-name="P4"><text:tab/>If (rad &lt; 0.f){</text:p>
      <text:p text:style-name="P4"><text:tab/><text:tab/>error("invalid parameter");</text:p>
      <text:p text:style-name="P4"><text:tab/><text:tab/>return 0.f;</text:p>
      <text:p text:style-name="P4">}</text:p>
      <text:p text:style-name="P4"><text:tab/>return 2.f * 3.1415f * rad; </text:p>
      <text:p text:style-name="P4">}</text:p>
      <text:p text:style-name="P4">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float GetCircleLen(float rad)</text:p>
      <text:p text:style-name="P4">{</text:p>
      <text:p text:style-name="P4"><text:tab/>If (rad &lt; 0.f){</text:p>
      <text:p text:style-name="P4"><text:tab/><text:tab/>error("invalid parameter");</text:p>
      <text:p text:style-name="P4"><text:soft-page-break/><text:tab/><text:tab/>return 0.f;</text:p>
      <text:p text:style-name="P4"><text:s text:c="17"/>}</text:p>
      <text:p text:style-name="P4"><text:s text:c="14"/>const float PI = 3.1415f;</text:p>
      <text:p text:style-name="P4"><text:tab/>return 2.f * PI * rad; </text:p>
      <text:p text:style-name="P4">}</text:p>
      <text:p text:style-name="P4">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text:p>
      <text:p text:style-name="P4">const float PI_x_2 = 6.28f;</text:p>
      <text:p text:style-name="P4">return PI_x_2 * rad;</text:p>
      <text:p text:style-name="P4">//…</text:p>
      <text:p text:style-name="P1"><text:span text:style-name="T21">В С++ модификатор const это указание компилятору что значение нельзя переприсваивать после инициализации.</text:span><text:span text:style-name="T22"> </text:span><text:span text:style-name="T21">Все проверки происходят в </text:span><text:span text:style-name="T22">compile-time,</text:span><text:span text:style-name="T21"> так что скомпилированый код не несет никаких дополнительных расходов в </text:span><text:span text:style-name="T22">runtime. </text:span><text:span text:style-name="T21"><text:s/>Там не мение, стандарт оставляет право за компилятором решать в какой памяти размещать</text:span><text:span text:style-name="T22"> </text:span><text:span text:style-name="T21">константные данные и оптимизировать код по своему усмотрению.</text:span></text:p>
      <text:p text:style-name="P5">Расмотрим следующий код. </text:p>
      <text:p text:style-name="P1"><text:span text:style-name="T15">const</text:span><text:span text:style-name="T1"> </text:span><text:span text:style-name="T15">int</text:span><text:span text:style-name="T1"> </text:span><text:span text:style-name="T17">someVar</text:span><text:span text:style-name="T1"> = 1;</text:span></text:p>
      <text:p text:style-name="P1"><text:span text:style-name="T15">const</text:span><text:span text:style-name="T1"> </text:span><text:span text:style-name="T15">int</text:span><text:span text:style-name="T1"> *</text:span><text:span text:style-name="T17">ptr</text:span><text:span text:style-name="T1"> = &amp;</text:span><text:span text:style-name="T17">someVar</text:span><text:span text:style-name="T1">;</text:span></text:p>
      <text:p text:style-name="P1"><text:span text:style-name="T16">std</text:span><text:span text:style-name="T1">::</text:span><text:span text:style-name="T18">cout</text:span><text:span text:style-name="T1"> </text:span><text:span text:style-name="T24">&lt;&lt;</text:span><text:span text:style-name="T1"> *</text:span><text:span text:style-name="T17">ptr</text:span><text:span text:style-name="T1"> </text:span><text:span text:style-name="T24">&lt;&lt;</text:span><text:span text:style-name="T1"> </text:span><text:span text:style-name="T16">std</text:span><text:span text:style-name="T1">::</text:span><text:span text:style-name="T5">endl</text:span><text:span text:style-name="T1">;</text:span></text:p>
      <text:p text:style-name="P1"><text:span text:style-name="T1">*(</text:span><text:span text:style-name="T15">const_cast</text:span><text:span text:style-name="T1">&lt;</text:span><text:span text:style-name="T15">int</text:span><text:span text:style-name="T1">*&gt;(</text:span><text:span text:style-name="T17">ptr</text:span><text:span text:style-name="T1">)) = 2;</text:span></text:p>
      <text:p text:style-name="P1"><text:span text:style-name="T16">std</text:span><text:span text:style-name="T1">::</text:span><text:span text:style-name="T18">cout</text:span><text:span text:style-name="T1"> </text:span><text:span text:style-name="T24">&lt;&lt;</text:span><text:span text:style-name="T1"> *</text:span><text:span text:style-name="T17">ptr</text:span><text:span text:style-name="T1"> </text:span><text:span text:style-name="T24">&lt;&lt;</text:span><text:span text:style-name="T1"> </text:span><text:span text:style-name="T16">std</text:span><text:span text:style-name="T1">::</text:span><text:span text:style-name="T5">endl</text:span><text:span text:style-name="T4">;</text:span></text:p>
      <text:p text:style-name="P7">и</text:p>
      <text:p text:style-name="P6"><text:span text:style-name="T1"><text:s/></text:span><text:span text:style-name="T15">const</text:span><text:span text:style-name="T1"> </text:span><text:span text:style-name="T15">int</text:span><text:span text:style-name="T1"> </text:span><text:span text:style-name="T17">someVar</text:span><text:span text:style-name="T1"> = 1;</text:span></text:p>
      <text:p text:style-name="P6"><text:span text:style-name="T1"><text:s/></text:span><text:span text:style-name="T15">const</text:span><text:span text:style-name="T1"> </text:span><text:span text:style-name="T15">int</text:span><text:span text:style-name="T1"> *</text:span><text:span text:style-name="T17">ptr</text:span><text:span text:style-name="T1"> = &amp;</text:span><text:span text:style-name="T17">someVar</text:span><text:span text:style-name="T1">;</text:span></text:p>
      <text:p text:style-name="P6"><text:span text:style-name="T1"><text:s/></text:span><text:span text:style-name="T16">std</text:span><text:span text:style-name="T1">::</text:span><text:span text:style-name="T18">cout</text:span><text:span text:style-name="T1"> </text:span><text:span text:style-name="T24">&lt;&lt;</text:span><text:span text:style-name="T1"> </text:span><text:span text:style-name="T17">someVar</text:span><text:span text:style-name="T1"> </text:span><text:span text:style-name="T24">&lt;&lt;</text:span><text:span text:style-name="T1"> </text:span><text:span text:style-name="T16">std</text:span><text:span text:style-name="T1">::</text:span><text:span text:style-name="T5">endl</text:span><text:span text:style-name="T1">;</text:span></text:p>
      <text:p text:style-name="P6"><text:span text:style-name="T1"><text:s/>*(</text:span><text:span text:style-name="T15">const_cast</text:span><text:span text:style-name="T1">&lt;</text:span><text:span text:style-name="T15">int</text:span><text:span text:style-name="T1">*&gt;(</text:span><text:span text:style-name="T17">ptr</text:span><text:span text:style-name="T1">)) = 2;</text:span></text:p>
      <text:p text:style-name="P6"><text:span text:style-name="T1"><text:s/></text:span><text:span text:style-name="T16">std</text:span><text:span text:style-name="T1">::</text:span><text:span text:style-name="T18">cout</text:span><text:span text:style-name="T1"> </text:span><text:span text:style-name="T24">&lt;&lt;</text:span><text:span text:style-name="T1"> </text:span><text:span text:style-name="T17">someVar</text:span><text:span text:style-name="T1"> </text:span><text:span text:style-name="T24">&lt;&lt;</text:span><text:span text:style-name="T1"> </text:span><text:span text:style-name="T16">std</text:span><text:span text:style-name="T1">::</text:span><text:span text:style-name="T5">endl</text:span><text:span text:style-name="T1">;</text:span></text:p>
      <text:p text:style-name="P6"><text:span text:style-name="T1"><text:s/></text:span><text:span text:style-name="T1"><text:s/>// 1 </text:span><text:span text:style-name="T4">: 1</text:span></text:p>
      <text:p text:style-name="P1"><text:span text:style-name="T21">В первом случае</text:span><text:span text:style-name="T22">, </text:span><text:span text:style-name="T21">мы как и ожидаем</text:span><text:span text:style-name="T22">, </text:span><text:span text:style-name="T21">получим вывод </text:span><text:span text:style-name="T22">(</text:span><text:span text:style-name="T21">1</text:span><text:span text:style-name="T22">,2) </text:span><text:span text:style-name="T21">во втором случае нас ждет сюрприз</text:span><text:span text:style-name="T22"> - (</text:span><text:span text:style-name="T21">1</text:span><text:span text:style-name="T22">,1). </text:span><text:span text:style-name="T21">Дело в том что компилятор оптимизировал код</text:span><text:span text:style-name="T22">, </text:span><text:span text:style-name="T21">не ожидая от нас <text:s/>такой подлости з заменой значения константы. Имейте ввиду</text:span><text:span text:style-name="T22">,</text:span><text:span text:style-name="T21"> этот код может приводить к краху приложения</text:span><text:span text:style-name="T22"> </text:span><text:span text:style-name="T21">на вполне законных основаниях. Стандарт говорит что </text:span><text:soft-page-break/><text:span text:style-name="T21">изменение константы это всегда </text:span><text:span text:style-name="T22">Undefined Behaviour</text:span><text:span text:style-name="T21"> </text:span><text:span text:style-name="T22">(UB), </text:span><text:span text:style-name="T21">а значит поведение может отличатся на разных компиляторах</text:span><text:span text:style-name="T22">, </text:span><text:span text:style-name="T21">или что еще хуже - на разных версиях одного и того же компилятора.</text:span></text:p>
      <text:p text:style-name="P4"/>
      <text:p text:style-name="P28">Ссылки и указатели</text:p>
      <text:p text:style-name="P29">При работе с указателями возможны следующие объявления</text:p>
      <text:p text:style-name="P30">const int * ptr</text:p>
      <text:p text:style-name="P30">int const * ptr;</text:p>
      <text:p text:style-name="P30">int * const ptr;</text:p>
      <text:p text:style-name="P30">const int * const ptr;</text:p>
      <text:p text:style-name="P29">Несмотря на некоторую запутаность<text:span text:style-name="T26">,</text:span> здесь достаточно простая семантика. Мысленно поставте вертикальную черту по звездочке<text:span text:style-name="T26">, </text:span>если <text:span text:style-name="T28">const </text:span>слева (возле типа) значит константное само значение. Если справа,<text:span text:style-name="T26"> </text:span>константный указатель (адресс переменной). </text:p>
      <text:p text:style-name="P29">См рисунок ниже.</text:p>
      <text:p text:style-name="P31"><text:span text:style-name="T30">const int</text:span> <text:span text:style-name="T31">*</text:span> <text:span text:style-name="T29">cpa</text:span></text:p>
      <text:p text:style-name="P29">Фиолетовым обозначено то что относится к переменной<text:span text:style-name="T26">, </text:span>синим к указателю.</text:p>
      <text:p text:style-name="P29">Внимательный читатель уже наверное заметил<text:span text:style-name="T26">, </text:span>что первая и вторая строчка семантически одинаковы <text:span text:style-name="T26">,</text:span>относительно правила разделения по звездочке. <text:span text:style-name="T26">Так и есть</text:span></text:p>
      <text:p text:style-name="P4"/>
      <text:p text:style-name="P1"><text:span text:style-name="T21">Расмотрим константы как члены класса</text:span><text:span text:style-name="T22">.</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text:s text:c="3"/></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2T23:15:24.27</dc:date>
    <meta:generator>OpenOffice/4.1.2$Win32 OpenOffice.org_project/412m3$Build-9782</meta:generator>
    <meta:editing-duration>PT3H56M44S</meta:editing-duration>
    <meta:editing-cycles>8</meta:editing-cycles>
    <meta:document-statistic meta:table-count="0" meta:image-count="0" meta:object-count="0" meta:page-count="6" meta:paragraph-count="88" meta:word-count="1232" meta:character-count="8417"/>
  </office:meta>
</office:document-meta>
</file>